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0a73c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12873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12873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a73c8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a73c8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a73c8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a73c8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a73c8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a73c8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a73c8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a73c8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a73c8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bc050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ce5df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f9ed7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28734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3a936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4b74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5fecc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6f997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944a9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b49ec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c972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f2ec7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0a73c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0bc05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0a73c8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0bc05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0ce5d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0e934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2873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3a936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4b74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5fecc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6f997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944a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b49ec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c972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f2ec7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1b49ec"/>
    </style:style>
    <style:style style:name="P41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12873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42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officeooo:paragraph-rsid="00128734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0a73c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0bc05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0a73c8" style:font-size-asian="10pt" style:font-weight-asian="bold" style:font-size-complex="10pt" style:font-weight-complex="bold"/>
    </style:style>
    <style:style style:name="P46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47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48" style:family="paragraph">
      <style:paragraph-properties style:text-autospace="none"/>
      <style:text-properties style:font-name="F" fo:font-size="12pt"/>
    </style:style>
    <style:style style:name="P49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4ca787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language="en" fo:country="US" fo:font-weight="bold" officeooo:rsid="001b49ec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JetBrains Mono" fo:font-size="10pt" fo:language="zxx" fo:country="none" fo:font-weight="normal" officeooo:rsid="001318b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7" style:family="text">
      <style:text-properties style:font-name="JetBrains Mono" fo:font-size="10pt" fo:language="zxx" fo:country="none" fo:font-weight="bold" officeooo:rsid="001318b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8" style:family="text">
      <style:text-properties style:font-name="JetBrains Mono" fo:font-size="10pt" fo:language="en" fo:country="US" fo:font-weight="normal" officeooo:rsid="001a2c7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9" style:family="text">
      <style:text-properties style:font-name="JetBrains Mono" fo:font-size="10pt" fo:language="en" fo:country="US" fo:font-weight="normal" officeooo:rsid="001b49ec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0" style:family="text">
      <style:text-properties style:font-name="JetBrains Mono" fo:font-size="10pt" fo:language="en" fo:country="US" fo:font-weight="normal" officeooo:rsid="0013a936" fo:background-color="#dcdcdc" loext:char-shading-value="0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1" style:family="text">
      <style:text-properties style:font-name="JetBrains Mono" fo:font-size="10pt" fo:language="en" fo:country="US" fo:font-weight="normal" officeooo:rsid="0015fecc" fo:background-color="#dcdcdc" loext:char-shading-value="0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2" style:family="text">
      <style:text-properties style:font-name="JetBrains Mono" fo:font-size="10pt" fo:language="en" fo:country="US" fo:font-weight="normal" officeooo:rsid="001b49ec" fo:background-color="#dcdcdc" loext:char-shading-value="0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3" style:family="text">
      <style:text-properties style:font-name="JetBrains Mono" fo:font-size="10pt" fo:language="en" fo:country="US" fo:font-weight="normal" officeooo:rsid="001c9439" fo:background-color="#dcdcdc" loext:char-shading-value="0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4" style:family="text">
      <style:text-properties style:font-name="JetBrains Mono" fo:font-size="10pt" fo:language="en" fo:country="US" fo:font-weight="bold" officeooo:rsid="001b49e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5" style:family="text">
      <style:text-properties style:font-name="JetBrains Mono" fo:font-size="10pt" fo:language="ru" fo:country="RU" fo:font-weight="bold" officeooo:rsid="001a2c7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6" style:family="text">
      <style:text-properties style:font-name="JetBrains Mono" fo:font-size="10pt" fo:language="ru" fo:country="RU" fo:font-weight="normal" officeooo:rsid="001a2c7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7" style:family="text">
      <style:text-properties style:font-name="JetBrains mono" fo:font-size="10pt" fo:language="ru" fo:country="RU" fo:font-weight="bold" officeooo:rsid="001a2c7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8" style:family="text">
      <style:text-properties style:font-name="JetBrains mono" fo:font-size="10pt" fo:language="ru" fo:country="RU" fo:font-weight="normal" officeooo:rsid="001a2c7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9" style:family="text">
      <style:text-properties style:font-name="JetBrains mono" fo:font-size="10pt" fo:language="en" fo:country="US" fo:font-weight="bold" officeooo:rsid="001b49e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20" style:family="text">
      <style:text-properties style:font-name="JetBrains mono" fo:font-size="10pt" fo:language="en" fo:country="US" fo:font-weight="bold" officeooo:rsid="001c9439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21" style:family="text">
      <style:text-properties style:font-name="JetBrains mono" fo:font-size="10pt" fo:language="en" fo:country="US" fo:font-weight="bold" officeooo:rsid="001c972d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22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style:style style:name="T23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24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25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26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27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19.36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14.90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1.99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.04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2.05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6.46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6.81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7.34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14.42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4.02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11.31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10.53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8.80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7.67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5.79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<text:line-break/>РОССИЙСКОЙ ФЕДЕРАЦИИ</text:p>
      <text:p text:style-name="P4"/>
      <text:p text:style-name="P4">ФЕДЕРАЛЬНОЕ ГОСУДАРСТВЕННОЕ БЮДЖЕТНОЕ ОБРАЗОВАТЕЛЬНОЕ УЧРЕЖДЕНИЕ ВЫСШЕГО ОБРАЗОВАНИЯ</text:p>
      <text:p text:style-name="P7"/>
      <text:p text:style-name="P7">«БЕЛГОРОДСКИЙ ГОСУДАРСТВЕННЫЙ </text:p>
      <text:p text:style-name="P7">ТЕХНОЛОГИЧЕСКИЙ УНИВЕРСИТЕТ им. В. Г. ШУХОВА»</text:p>
      <text:p text:style-name="P7">(БГТУ им. В.Г. Шухова)</text:p>
      <text:p text:style-name="P7"/>
      <text:p text:style-name="P4">Кафедра программного обеспечения вычислительной техники и автоматизирован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11"><text:span text:style-name="T1">Лабораторная работа №</text:span><text:span text:style-name="T2">4</text:span><text:span text:style-name="T3">d</text:span></text:p>
      <text:p text:style-name="P9">по дисциплине: Основы программирования</text:p>
      <text:p text:style-name="P40"><text:span text:style-name="T4">тема: «</text:span>Рекурсивные функции<text:span text:style-name="T4">»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10">Выполнил: ст. группы ПВ-211</text:p>
      <text:p text:style-name="P10">Чувилко Илья Романович</text:p>
      <text:p text:style-name="P10"/>
      <text:p text:style-name="P10">Проверили: </text:p>
      <text:p text:style-name="P10">Притчин Иван Сергеевич</text:p>
      <text:p text:style-name="P10">Черников Сергей Викторович</text:p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8"/>
      <text:p text:style-name="P8"/>
      <text:p text:style-name="P8"/>
      <text:p text:style-name="P8">Белгород 2021 г.</text:p>
      <text:p text:style-name="P1"/>
      <text:p text:style-name="P3"><text:soft-page-break/><text:span text:style-name="T5">Цель работы:</text:span> получение навыков написания рекурсивных функций. </text:p>
      <text:p text:style-name="P2"/>
      <text:p text:style-name="P3"><text:span text:style-name="T5">Содержание отчета:</text:span>  </text:p>
      <text:list xml:id="list946109306" text:style-name="L1">
        <text:list-item>
          <text:p text:style-name="P41">Тема лабораторной работы.  </text:p>
        </text:list-item>
        <text:list-item>
          <text:p text:style-name="P41">Цель лабораторной работы.  </text:p>
        </text:list-item>
        <text:list-item>
          <text:p text:style-name="P41">Решения задач. Для каждой задачи указать: </text:p>
          <text:list>
            <text:list-item>
              <text:p text:style-name="P41">Условие задачи.</text:p>
            </text:list-item>
            <text:list-item>
              <text:p text:style-name="P41">Исходный код рекурсивных функций без спецификаций. </text:p>
            </text:list-item>
          </text:list>
        </text:list-item>
        <text:list-item>
          <text:p text:style-name="P42"><text:span text:style-name="T6">Задачи с одной звездочкой </text:span><text:span text:style-name="T7">обязаны</text:span><text:span text:style-name="T6"> содержать функцию-обёртку </text:span></text:p>
        </text:list-item>
      </text:list>
      <text:p text:style-name="P25"/>
      <text:p text:style-name="P25"/>
      <text:p text:style-name="P25"/>
      <text:p text:style-name="P25"/>
      <text:p text:style-name="P25">Решение задач:</text:p>
      <text:p text:style-name="P25"/>
      <text:p text:style-name="P12"><text:span text:style-name="T17">Задача №</text:span><text:span text:style-name="T15">1. </text:span><text:span text:style-name="T16">Определить количество цифр в тексте, вводимом с клавиатуры. Текст заканчивается символом перехода на новую строку ∖n. </text:span></text:p>
      <text:p text:style-name="P27">Код программы:</text:p>
      <text:p text:style-name="P27"><draw:custom-shape text:anchor-type="paragraph" draw:z-index="0" draw:name="Врезка 1" draw:style-name="gr15" draw:text-style-name="P49" svg:width="16.925cm" svg:height="5.792cm" svg:x="-0.053cm" svg:y="0.002cm"><text:p text:style-name="P48"><text:span text:style-name="T22">#include </text:span><text:span text:style-name="T23">&lt;stdio.h&gt;</text:span><text:span text:style-name="T23"><text:line-break/></text:span><text:span text:style-name="T22">#include </text:span><text:span text:style-name="T23">&lt;ctype.h&gt;</text:span><text:span text:style-name="T23"><text:line-break/></text:span><text:span text:style-name="T23"><text:line-break/></text:span><text:span text:style-name="T24">int </text:span><text:span text:style-name="T25">countDigit</text:span><text:span text:style-name="T26">() {</text:span><text:span text:style-name="T26"><text:line-break/></text:span><text:span text:style-name="T26"> <text:s/></text:span><text:span text:style-name="T24">char </text:span><text:span text:style-name="T26">a = getchar()</text:span><text:span text:style-name="T24">;</text:span><text:span text:style-name="T24"><text:line-break/></text:span><text:span text:style-name="T24"> <text:s/>if </text:span><text:span text:style-name="T26">(a == </text:span><text:span text:style-name="T23">'</text:span><text:span text:style-name="T24">\n</text:span><text:span text:style-name="T23">'</text:span><text:span text:style-name="T26">)</text:span><text:span text:style-name="T26"><text:line-break/></text:span><text:span text:style-name="T26"> <text:s text:c="3"/></text:span><text:span text:style-name="T24">return </text:span><text:span text:style-name="T27">0</text:span><text:span text:style-name="T24">;</text:span><text:span text:style-name="T24"><text:line-break/></text:span><text:span text:style-name="T24"> <text:s/>return </text:span><text:span text:style-name="T26">isdigit(a) + countDigit(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printf(</text:span><text:span text:style-name="T23">"%d"</text:span><text:span text:style-name="T24">, </text:span><text:span text:style-name="T26">countDigit())</text:span><text:span text:style-name="T24">;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3"><text:span text:style-name="T17">Задача №</text:span><text:span text:style-name="T15">2.</text:span><text:span text:style-name="T16"> Вывести данное натуральное число в восьмеричной системе счисления.</text:span></text:p>
      <text:p text:style-name="P28">Код программы:</text:p>
      <text:p text:style-name="P28"><draw:custom-shape text:anchor-type="paragraph" draw:z-index="1" draw:name="Врезка 2" draw:style-name="gr14" draw:text-style-name="P47" svg:width="16.925cm" svg:height="7.67cm" svg:x="-0.053cm" svg:y="0.002cm"><text:p text:style-name="P48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oct</text:span><text:span text:style-name="T26">(</text:span><text:span text:style-name="T24">int </text:span><text:span text:style-name="T26">a) {</text:span><text:span text:style-name="T26"><text:line-break/></text:span><text:span text:style-name="T26"> <text:s/></text:span><text:span text:style-name="T24">if </text:span><text:span text:style-name="T26">(a &gt; </text:span><text:span text:style-name="T27">7</text:span><text:span text:style-name="T26">) {</text:span><text:span text:style-name="T26"><text:line-break/></text:span><text:span text:style-name="T26"> <text:s text:c="3"/></text:span><text:span text:style-name="T24">int </text:span><text:span text:style-name="T26">b = a &gt;&gt; </text:span><text:span text:style-name="T27">3</text:span><text:span text:style-name="T24">;</text:span><text:span text:style-name="T24"><text:line-break/></text:span><text:span text:style-name="T24"> <text:s text:c="3"/></text:span><text:span text:style-name="T26">oct(b)</text:span><text:span text:style-name="T24">;</text:span><text:span text:style-name="T24"><text:line-break/></text:span><text:span text:style-name="T24"> <text:s/></text:span><text:span text:style-name="T26">}</text:span><text:span text:style-name="T26"><text:line-break/></text:span><text:span text:style-name="T26"> <text:s/>printf(</text:span><text:span text:style-name="T23">"%d"</text:span><text:span text:style-name="T24">, </text:span><text:span text:style-name="T26">a &amp; </text:span><text:span text:style-name="T27">7</text:span><text:span text:style-name="T26">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</text:span><text:span text:style-name="T24">int </text:span><text:span text:style-name="T26">a</text:span><text:span text:style-name="T24">;</text:span><text:span text:style-name="T24"><text:line-break/></text:span><text:span text:style-name="T24"> <text:s/></text:span><text:span text:style-name="T26">scanf(</text:span><text:span text:style-name="T23">"%d"</text:span><text:span text:style-name="T24">, </text:span><text:span text:style-name="T26">&amp;a)</text:span><text:span text:style-name="T24">;</text:span><text:span text:style-name="T24"><text:line-break/></text:span><text:span text:style-name="T24"><text:line-break/></text:span><text:span text:style-name="T24"> <text:s/></text:span><text:span text:style-name="T26">oct(a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text:span text:style-name="T26"><text:line-break/></text:span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/>
      <text:p text:style-name="P26"/>
      <text:p text:style-name="P26"/>
      <text:p text:style-name="P26"/>
      <text:p text:style-name="P26"/>
      <text:p text:style-name="P14"><text:soft-page-break/><text:span text:style-name="T17">Задача №</text:span><text:span text:style-name="T15">3.</text:span><text:span text:style-name="T16"> Дан знаменатель и первый член геометрической прогрессии. Вычислить 𝑛-й член прогрессии. </text:span></text:p>
      <text:p text:style-name="P29">Код программы:</text:p>
      <text:p text:style-name="P29"><draw:custom-shape text:anchor-type="paragraph" draw:z-index="2" draw:name="Врезка 3" draw:style-name="gr13" draw:text-style-name="P47" svg:width="16.925cm" svg:height="8.803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int </text:span><text:span text:style-name="T25">nGeomProgression_</text:span><text:span text:style-name="T26">(</text:span><text:span text:style-name="T24">int const </text:span><text:span text:style-name="T26">q</text:span><text:span text:style-name="T24">, int </text:span><text:span text:style-name="T26">a</text:span><text:span text:style-name="T24">, int const </text:span><text:span text:style-name="T26">n</text:span><text:span text:style-name="T24">, int </text:span><text:span text:style-name="T26">i) {</text:span><text:span text:style-name="T26"><text:line-break/></text:span><text:span text:style-name="T26"> <text:s/>i++</text:span><text:span text:style-name="T24">;</text:span><text:span text:style-name="T24"><text:line-break/></text:span><text:span text:style-name="T24"> <text:s/>if </text:span><text:span text:style-name="T26">(i == n)</text:span><text:span text:style-name="T26"><text:line-break/></text:span><text:span text:style-name="T26"> <text:s text:c="3"/></text:span><text:span text:style-name="T24">return </text:span><text:span text:style-name="T26">a</text:span><text:span text:style-name="T24">;</text:span><text:span text:style-name="T24"><text:line-break/></text:span><text:span text:style-name="T24"> <text:s/>else if </text:span><text:span text:style-name="T26">(i &lt; n)</text:span><text:span text:style-name="T26"><text:line-break/></text:span><text:span text:style-name="T26"> <text:s text:c="3"/></text:span><text:span text:style-name="T24">return </text:span><text:span text:style-name="T26">nGeomProgression_(q</text:span><text:span text:style-name="T24">, </text:span><text:span text:style-name="T26">a * q</text:span><text:span text:style-name="T24">, </text:span><text:span text:style-name="T26">n</text:span><text:span text:style-name="T24">, </text:span><text:span text:style-name="T26">i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nGeomProgression</text:span><text:span text:style-name="T26">(</text:span><text:span text:style-name="T24">int const </text:span><text:span text:style-name="T26">q</text:span><text:span text:style-name="T24">, int </text:span><text:span text:style-name="T26">a</text:span><text:span text:style-name="T24">, int const </text:span><text:span text:style-name="T26">n) {</text:span><text:span text:style-name="T26"><text:line-break/></text:span><text:span text:style-name="T26"> <text:s/></text:span><text:span text:style-name="T24">return </text:span><text:span text:style-name="T26">nGeomProgression_(q</text:span><text:span text:style-name="T24">, </text:span><text:span text:style-name="T26">a</text:span><text:span text:style-name="T24">, </text:span><text:span text:style-name="T26">n</text:span><text:span text:style-name="T24">, </text:span><text:span text:style-name="T27">0</text:span><text:span text:style-name="T26">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</text:span><text:span text:style-name="T24">int </text:span><text:span text:style-name="T26">q</text:span><text:span text:style-name="T24">, </text:span><text:span text:style-name="T26">a</text:span><text:span text:style-name="T24">, </text:span><text:span text:style-name="T26">n</text:span><text:span text:style-name="T24">;</text:span><text:span text:style-name="T24"><text:line-break/></text:span><text:span text:style-name="T24"> <text:s/></text:span><text:span text:style-name="T26">scanf(</text:span><text:span text:style-name="T23">"%d %d %d"</text:span><text:span text:style-name="T24">, </text:span><text:span text:style-name="T26">&amp;q</text:span><text:span text:style-name="T24">, </text:span><text:span text:style-name="T26">&amp;a</text:span><text:span text:style-name="T24">, </text:span><text:span text:style-name="T26">&amp;n)</text:span><text:span text:style-name="T24">;</text:span><text:span text:style-name="T24"><text:line-break/></text:span><text:span text:style-name="T24"><text:line-break/></text:span><text:span text:style-name="T24"> <text:s/></text:span><text:span text:style-name="T26">printf(</text:span><text:span text:style-name="T23">"%d"</text:span><text:span text:style-name="T24">, </text:span><text:span text:style-name="T26">nGeomProgression(q</text:span><text:span text:style-name="T24">, </text:span><text:span text:style-name="T26">a</text:span><text:span text:style-name="T24">, </text:span><text:span text:style-name="T26">n)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27"/>
      <text:p text:style-name="P27"/>
      <text:p text:style-name="P15"><text:span text:style-name="T17">Задача №4. </text:span><text:span text:style-name="T18">Дан массив 𝑎 размера 𝑛. Необходимо проверить, является ли он упорядоченным по неубыванию.</text:span><text:span text:style-name="T17"> </text:span><text:span text:style-name="T16"><text:s/></text:span></text:p>
      <text:p text:style-name="P30">Код программы:</text:p>
      <text:p text:style-name="P30"><draw:custom-shape text:anchor-type="paragraph" draw:z-index="3" draw:name="Врезка 4" draw:style-name="gr12" draw:text-style-name="P47" svg:width="16.925cm" svg:height="10.536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inputArray</text:span><text:span text:style-name="T26">(</text:span><text:span text:style-name="T24">int </text:span><text:span text:style-name="T26">*</text:span><text:span text:style-name="T24">const </text:span><text:span text:style-name="T26">a</text:span><text:span text:style-name="T24">, int const </text:span><text:span text:style-name="T26">size) {</text:span><text:span text:style-name="T26"><text:line-break/></text:span><text:span text:style-name="T26"> <text:s/></text:span><text:span text:style-name="T24">for </text:span><text:span text:style-name="T26">(</text:span><text:span text:style-name="T24">int </text:span><text:span text:style-name="T26">i = </text:span><text:span text:style-name="T27">0</text:span><text:span text:style-name="T24">; </text:span><text:span text:style-name="T26">i &lt; size</text:span><text:span text:style-name="T24">; </text:span><text:span text:style-name="T26">i++)</text:span><text:span text:style-name="T26"><text:line-break/></text:span><text:span text:style-name="T26"> <text:s text:c="3"/>scanf(</text:span><text:span text:style-name="T23">"%d"</text:span><text:span text:style-name="T24">, </text:span><text:span text:style-name="T26">&amp;a[i]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isNonDecreasing</text:span><text:span text:style-name="T26">(</text:span><text:span text:style-name="T24">int const </text:span><text:span text:style-name="T26">*a</text:span><text:span text:style-name="T24">, int </text:span><text:span text:style-name="T26">n) {</text:span><text:span text:style-name="T26"><text:line-break/></text:span><text:span text:style-name="T26"> <text:s/>n--</text:span><text:span text:style-name="T24">;</text:span><text:span text:style-name="T24"><text:line-break/></text:span><text:span text:style-name="T24"> <text:s/>if </text:span><text:span text:style-name="T26">(n == </text:span><text:span text:style-name="T27">1 </text:span><text:span text:style-name="T26">&amp;&amp; a[</text:span><text:span text:style-name="T27">0</text:span><text:span text:style-name="T26">] &lt;= a[</text:span><text:span text:style-name="T27">1</text:span><text:span text:style-name="T26">])</text:span><text:span text:style-name="T26"><text:line-break/></text:span><text:span text:style-name="T26"> <text:s text:c="3"/></text:span><text:span text:style-name="T24">return </text:span><text:span text:style-name="T27">1</text:span><text:span text:style-name="T24">;</text:span><text:span text:style-name="T24"><text:line-break/></text:span><text:span text:style-name="T24"> <text:s/>else if </text:span><text:span text:style-name="T26">(a[n-</text:span><text:span text:style-name="T27">1</text:span><text:span text:style-name="T26">] &lt;= a[n])</text:span><text:span text:style-name="T26"><text:line-break/></text:span><text:span text:style-name="T26"> <text:s text:c="3"/></text:span><text:span text:style-name="T24">return </text:span><text:span text:style-name="T26">isNonDecreasing(a</text:span><text:span text:style-name="T24">, </text:span><text:span text:style-name="T26">n)</text:span><text:span text:style-name="T24">;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</text:span><text:span text:style-name="T24">int </text:span><text:span text:style-name="T26">n</text:span><text:span text:style-name="T24">;</text:span><text:span text:style-name="T24"><text:line-break/></text:span><text:span text:style-name="T24"> <text:s/></text:span><text:span text:style-name="T26">scanf(</text:span><text:span text:style-name="T23">"%d"</text:span><text:span text:style-name="T24">, </text:span><text:span text:style-name="T26">&amp;n)</text:span><text:span text:style-name="T24">;</text:span><text:span text:style-name="T24"><text:line-break/></text:span><text:span text:style-name="T24"> <text:s/>int </text:span><text:span text:style-name="T26">a[n]</text:span><text:span text:style-name="T24">;</text:span><text:span text:style-name="T24"><text:line-break/></text:span><text:span text:style-name="T24"> <text:s/></text:span><text:span text:style-name="T26">inputArray(a</text:span><text:span text:style-name="T24">, </text:span><text:span text:style-name="T26">n)</text:span><text:span text:style-name="T24">;</text:span><text:span text:style-name="T24"><text:line-break/></text:span><text:span text:style-name="T24"><text:line-break/></text:span><text:span text:style-name="T24"> <text:s/></text:span><text:span text:style-name="T26">printf(</text:span><text:span text:style-name="T23">"%d"</text:span><text:span text:style-name="T24">, </text:span><text:span text:style-name="T26">isNonDecreasing(a</text:span><text:span text:style-name="T24">, </text:span><text:span text:style-name="T26">n)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<text:span text:style-name="T17">Задача №5.</text:span><text:span text:style-name="T18"> Дана </text:span><text:span text:style-name="T17">упорядоченная по убыванию</text:span><text:span text:style-name="T18"> последовательность целых чисел. Определить, есть ли среди членов данной последовательности число 𝑥, и если есть, найти номер этого члена. Бинарным поиском не пользоваться. </text:span><text:span text:style-name="T17"><text:s/></text:span><text:span text:style-name="T16"><text:s/></text:span></text:p>
      <text:p text:style-name="P31">Код программы:</text:p>
      <text:p text:style-name="P31"><draw:custom-shape text:anchor-type="paragraph" draw:z-index="4" draw:name="Врезка 5" draw:style-name="gr12" draw:text-style-name="P47" svg:width="16.925cm" svg:height="10.536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inputArray</text:span><text:span text:style-name="T26">(</text:span><text:span text:style-name="T24">int </text:span><text:span text:style-name="T26">*</text:span><text:span text:style-name="T24">const </text:span><text:span text:style-name="T26">a</text:span><text:span text:style-name="T24">, int const </text:span><text:span text:style-name="T26">size) {</text:span><text:span text:style-name="T26"><text:line-break/></text:span><text:span text:style-name="T26"> <text:s/></text:span><text:span text:style-name="T24">for </text:span><text:span text:style-name="T26">(</text:span><text:span text:style-name="T24">int </text:span><text:span text:style-name="T26">i = </text:span><text:span text:style-name="T27">0</text:span><text:span text:style-name="T24">; </text:span><text:span text:style-name="T26">i &lt; size</text:span><text:span text:style-name="T24">; </text:span><text:span text:style-name="T26">i++)</text:span><text:span text:style-name="T26"><text:line-break/></text:span><text:span text:style-name="T26"> <text:s text:c="3"/>scanf(</text:span><text:span text:style-name="T23">"%d"</text:span><text:span text:style-name="T24">, </text:span><text:span text:style-name="T26">&amp;a[i]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isFindNumberX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</text:span><text:span text:style-name="T26">n</text:span><text:span text:style-name="T24">, int const </text:span><text:span text:style-name="T26">x) {</text:span><text:span text:style-name="T26"><text:line-break/></text:span><text:span text:style-name="T26"> <text:s/>n--</text:span><text:span text:style-name="T24">;</text:span><text:span text:style-name="T24"><text:line-break/></text:span><text:span text:style-name="T24"> <text:s/>if </text:span><text:span text:style-name="T26">(a[n] == x)</text:span><text:span text:style-name="T26"><text:line-break/></text:span><text:span text:style-name="T26"> <text:s text:c="3"/></text:span><text:span text:style-name="T24">return </text:span><text:span text:style-name="T27">1</text:span><text:span text:style-name="T24">;</text:span><text:span text:style-name="T24"><text:line-break/></text:span><text:span text:style-name="T24"> <text:s/>else if </text:span><text:span text:style-name="T26">(a[n] &lt; x)</text:span><text:span text:style-name="T26"><text:line-break/></text:span><text:span text:style-name="T26"> <text:s text:c="3"/></text:span><text:span text:style-name="T24">return </text:span><text:span text:style-name="T26">isFindNumberX(a</text:span><text:span text:style-name="T24">, </text:span><text:span text:style-name="T26">n</text:span><text:span text:style-name="T24">, </text:span><text:span text:style-name="T26">x)</text:span><text:span text:style-name="T24">;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</text:span><text:span text:style-name="T24">int </text:span><text:span text:style-name="T26">n</text:span><text:span text:style-name="T24">, </text:span><text:span text:style-name="T26">x</text:span><text:span text:style-name="T24">;</text:span><text:span text:style-name="T24"><text:line-break/></text:span><text:span text:style-name="T24"> <text:s/></text:span><text:span text:style-name="T26">scanf(</text:span><text:span text:style-name="T23">"%d %d"</text:span><text:span text:style-name="T24">, </text:span><text:span text:style-name="T26">&amp;n</text:span><text:span text:style-name="T24">, </text:span><text:span text:style-name="T26">&amp;x)</text:span><text:span text:style-name="T24">;</text:span><text:span text:style-name="T24"><text:line-break/></text:span><text:span text:style-name="T24"> <text:s/>int </text:span><text:span text:style-name="T26">a[n]</text:span><text:span text:style-name="T24">;</text:span><text:span text:style-name="T24"><text:line-break/></text:span><text:span text:style-name="T24"> <text:s/></text:span><text:span text:style-name="T26">inputArray(a</text:span><text:span text:style-name="T24">, </text:span><text:span text:style-name="T26">n)</text:span><text:span text:style-name="T24">;</text:span><text:span text:style-name="T24"><text:line-break/></text:span><text:span text:style-name="T24"><text:line-break/></text:span><text:span text:style-name="T24"> <text:s/></text:span><text:span text:style-name="T26">printf(</text:span><text:span text:style-name="T23">"%d"</text:span><text:span text:style-name="T24">, </text:span><text:span text:style-name="T26">isFindNumberX(a</text:span><text:span text:style-name="T24">, </text:span><text:span text:style-name="T26">n</text:span><text:span text:style-name="T24">, </text:span><text:span text:style-name="T26">x)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text:span text:style-name="T26"><text:line-break/></text:span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><text:span text:style-name="T17">Задача №</text:span><text:span text:style-name="T15">6.</text:span><text:span text:style-name="T16"> *Найти номер первого вхождения минимального значения в последовательность длины 𝑛 (линейный поиск). </text:span></text:p>
      <text:p text:style-name="P32">Код программы:</text:p>
      <text:p text:style-name="P32"><draw:custom-shape text:anchor-type="paragraph" draw:z-index="5" draw:name="Врезка 6" draw:style-name="gr11" draw:text-style-name="P47" svg:width="16.925cm" svg:height="11.316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inputArray</text:span><text:span text:style-name="T26">(</text:span><text:span text:style-name="T24">int </text:span><text:span text:style-name="T26">*</text:span><text:span text:style-name="T24">const </text:span><text:span text:style-name="T26">a</text:span><text:span text:style-name="T24">, int const </text:span><text:span text:style-name="T26">size) {</text:span><text:span text:style-name="T26"><text:line-break/></text:span><text:span text:style-name="T26"> <text:s/></text:span><text:span text:style-name="T24">for </text:span><text:span text:style-name="T26">(</text:span><text:span text:style-name="T24">int </text:span><text:span text:style-name="T26">i = </text:span><text:span text:style-name="T27">0</text:span><text:span text:style-name="T24">; </text:span><text:span text:style-name="T26">i &lt; size</text:span><text:span text:style-name="T24">; </text:span><text:span text:style-name="T26">i++)</text:span><text:span text:style-name="T26"><text:line-break/></text:span><text:span text:style-name="T26"> <text:s text:c="3"/>scanf(</text:span><text:span text:style-name="T23">"%d"</text:span><text:span text:style-name="T24">, </text:span><text:span text:style-name="T26">&amp;a[i]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void </text:span><text:span text:style-name="T25">updateIndexMin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</text:span><text:span text:style-name="T26">n</text:span><text:span text:style-name="T24">, int </text:span><text:span text:style-name="T26">*minIndex</text:span><text:span text:style-name="T24">, int </text:span><text:span text:style-name="T26">*min) {</text:span><text:span text:style-name="T26"><text:line-break/></text:span><text:span text:style-name="T26"> <text:s/></text:span><text:span text:style-name="T24">if </text:span><text:span text:style-name="T26">(a[n] &lt; *min) {</text:span><text:span text:style-name="T26"><text:line-break/></text:span><text:span text:style-name="T26"> <text:s text:c="3"/>*min = a[n]</text:span><text:span text:style-name="T24">;</text:span><text:span text:style-name="T24"><text:line-break/></text:span><text:span text:style-name="T24"> <text:s text:c="3"/></text:span><text:span text:style-name="T26">*minIndex = n</text:span><text:span text:style-name="T24">;</text:span><text:span text:style-name="T24"><text:line-break/></text:span><text:span text:style-name="T24"> <text:s text:c="3"/>return;</text:span><text:span text:style-name="T24"><text:line-break/></text:span><text:span text:style-name="T24"> <text:s/></text:span><text:span text:style-name="T26">}</text:span><text:span text:style-name="T26"><text:line-break/></text:span><text:span text:style-name="T26">}</text:span><text:span text:style-name="T26"><text:line-break/></text:span><text:span text:style-name="T26"><text:line-break/></text:span><text:span text:style-name="T24">void </text:span><text:span text:style-name="T25">indexMin_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</text:span><text:span text:style-name="T26">n</text:span><text:span text:style-name="T24">, int </text:span><text:span text:style-name="T26">*minIndex</text:span><text:span text:style-name="T24">, int </text:span><text:span text:style-name="T26">*min) {</text:span><text:span text:style-name="T26"><text:line-break/></text:span><text:span text:style-name="T26"> <text:s/>n--</text:span><text:span text:style-name="T24">;</text:span><text:span text:style-name="T24"><text:line-break/></text:span><text:span text:style-name="T24"> <text:s/>if </text:span><text:span text:style-name="T26">(n &lt; </text:span><text:span text:style-name="T27">0</text:span><text:span text:style-name="T26">)</text:span><text:span text:style-name="T26"><text:line-break/></text:span><text:span text:style-name="T26"> <text:s text:c="3"/></text:span><text:span text:style-name="T24">return;</text:span><text:span text:style-name="T24"><text:line-break/></text:span><text:span text:style-name="T24"> <text:s/></text:span><text:span text:style-name="T26">updateIndexMin(a</text:span><text:span text:style-name="T24">, </text:span><text:span text:style-name="T26">n</text:span><text:span text:style-name="T24">, </text:span><text:span text:style-name="T26">minIndex</text:span><text:span text:style-name="T24">, </text:span><text:span text:style-name="T26">min)</text:span><text:span text:style-name="T24">;</text:span><text:span text:style-name="T24"><text:line-break/></text:span><text:span text:style-name="T24"> <text:s/></text:span><text:span text:style-name="T26">indexMin_(a</text:span><text:span text:style-name="T24">, </text:span><text:span text:style-name="T26">n</text:span><text:span text:style-name="T24">, </text:span><text:span text:style-name="T26">minIndex</text:span><text:span text:style-name="T24">, </text:span><text:span text:style-name="T26">min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indexMin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const </text:span><text:span text:style-name="T26">n) {</text:span><text:span text:style-name="T26"><text:line-break/></text:span><text:span text:style-name="T26"> <text:s/></text:span><text:span text:style-name="T24">int </text:span><text:span text:style-name="T26">min = a[n - </text:span><text:span text:style-name="T27">1</text:span><text:span text:style-name="T26">]</text:span><text:span text:style-name="T24">, </text:span><text:span text:style-name="T26">minIndex = n - </text:span><text:span text:style-name="T27">1</text:span><text:span text:style-name="T24">;</text:span><text:span text:style-name="T24"><text:line-break/></text:span><text:span text:style-name="T24"> <text:s/></text:span><text:span text:style-name="T26">indexMin_(a</text:span><text:span text:style-name="T24">, </text:span><text:span text:style-name="T26">n</text:span><text:span text:style-name="T24">, </text:span><text:span text:style-name="T26">&amp;minIndex</text:span><text:span text:style-name="T24">, </text:span><text:span text:style-name="T26">&amp;min)</text:span><text:span text:style-name="T24">;</text:span><text:span text:style-name="T24"><text:line-break/></text:span><text:span text:style-name="T24"> <text:s/>return </text:span><text:span text:style-name="T26">minIndex</text:span><text:span text:style-name="T24">;</text:span><text:span text:style-name="T24"><text:line-break/></text:span><text:span text:style-name="T26">}</text:span><text:span text:style-name="T26"><text:line-break/></text:span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custom-shape text:anchor-type="paragraph" draw:z-index="6" draw:name="Врезка 7" draw:style-name="gr10" draw:text-style-name="P47" svg:width="16.925cm" svg:height="4.022cm" svg:x="-0.053cm" svg:y="0.002cm"><text:p text:style-name="P46"><text:span text:style-name="T24">int </text:span><text:span text:style-name="T25">main</text:span><text:span text:style-name="T26">() { </text:span><text:span text:style-name="T26"><text:line-break/></text:span><text:span text:style-name="T26"> <text:s/></text:span><text:span text:style-name="T24">int </text:span><text:span text:style-name="T26">n</text:span><text:span text:style-name="T24">; </text:span><text:span text:style-name="T24"><text:line-break/></text:span><text:span text:style-name="T24"> <text:s/></text:span><text:span text:style-name="T26">scanf(</text:span><text:span text:style-name="T23">"%d"</text:span><text:span text:style-name="T24">, </text:span><text:span text:style-name="T26">&amp;n)</text:span><text:span text:style-name="T24">; </text:span><text:span text:style-name="T24"><text:line-break/></text:span><text:span text:style-name="T24"> <text:s/>int </text:span><text:span text:style-name="T26">a[n]</text:span><text:span text:style-name="T24">; </text:span><text:span text:style-name="T24"><text:line-break/></text:span><text:span text:style-name="T24"> <text:s/></text:span><text:span text:style-name="T26">inputArray(a</text:span><text:span text:style-name="T24">, </text:span><text:span text:style-name="T26">n)</text:span><text:span text:style-name="T24">; </text:span><text:span text:style-name="T24"><text:line-break/></text:span><text:span text:style-name="T24"> </text:span><text:span text:style-name="T24"><text:line-break/></text:span><text:span text:style-name="T24"> <text:s/></text:span><text:span text:style-name="T26">printf(</text:span><text:span text:style-name="T23">"%d"</text:span><text:span text:style-name="T24">, </text:span><text:span text:style-name="T26">indexMin(a</text:span><text:span text:style-name="T24">, </text:span><text:span text:style-name="T26">n))</text:span><text:span text:style-name="T24">; </text:span><text:span text:style-name="T24"><text:line-break/></text:span><text:span text:style-name="T24"> </text:span><text:span text:style-name="T24"><text:line-break/></text:span><text:span text:style-name="T24"> <text:s/>return </text:span><text:span text:style-name="T27">0</text:span><text:span text:style-name="T24">; 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<text:span text:style-name="T17">Задача №</text:span><text:span text:style-name="T15">7.</text:span><text:span text:style-name="T16"> Даны натуральные числа</text:span><text:span text:style-name="T8"> </text:span><text:span text:style-name="T10">a</text:span><text:span text:style-name="T8"> </text:span><text:span text:style-name="T16">и </text:span><text:span text:style-name="T10">b</text:span><text:span text:style-name="T16">. Определить, могут ли эти числа быть соседними членами последовательности Фибоначчи. </text:span></text:p>
      <text:p text:style-name="P32">Код программы:</text:p>
      <text:p text:style-name="P32"><draw:custom-shape text:anchor-type="paragraph" draw:z-index="7" draw:name="Врезка 8" draw:style-name="gr9" draw:text-style-name="P49" svg:width="16.925cm" svg:height="14.428cm" svg:x="-0.053cm" svg:y="0.002cm"><text:p text:style-name="P48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swap</text:span><text:span text:style-name="T26">(</text:span><text:span text:style-name="T24">long long </text:span><text:span text:style-name="T26">*a</text:span><text:span text:style-name="T24">, long long </text:span><text:span text:style-name="T26">*b) {</text:span><text:span text:style-name="T26"><text:line-break/></text:span><text:span text:style-name="T26"> <text:s/></text:span><text:span text:style-name="T24">long long </text:span><text:span text:style-name="T26">tmp = *a</text:span><text:span text:style-name="T24">;</text:span><text:span text:style-name="T24"><text:line-break/></text:span><text:span text:style-name="T24"> <text:s/></text:span><text:span text:style-name="T26">*a = *b</text:span><text:span text:style-name="T24">;</text:span><text:span text:style-name="T24"><text:line-break/></text:span><text:span text:style-name="T24"> <text:s/></text:span><text:span text:style-name="T26">*b = tmp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isFibonacci_</text:span><text:span text:style-name="T26">(</text:span><text:span text:style-name="T24">long long </text:span><text:span text:style-name="T26">first</text:span><text:span text:style-name="T24">, long long </text:span><text:span text:style-name="T26">second</text:span><text:span text:style-name="T24">,</text:span><text:span text:style-name="T24"><text:line-break/></text:span><text:span text:style-name="T24"> <text:s text:c="16"/>long long const </text:span><text:span text:style-name="T26">a</text:span><text:span text:style-name="T24">, long long const </text:span><text:span text:style-name="T26">b) {</text:span><text:span text:style-name="T26"><text:line-break/></text:span><text:span text:style-name="T26"> <text:s/></text:span><text:span text:style-name="T24">long long </text:span><text:span text:style-name="T26">tmp = first + second</text:span><text:span text:style-name="T24">;</text:span><text:span text:style-name="T24"><text:line-break/></text:span><text:span text:style-name="T24"> <text:s/>if </text:span><text:span text:style-name="T26">(tmp == a + b &amp;&amp; a == first &amp;&amp; b == second)</text:span><text:span text:style-name="T26"><text:line-break/></text:span><text:span text:style-name="T26"> <text:s text:c="3"/></text:span><text:span text:style-name="T24">return </text:span><text:span text:style-name="T27">1</text:span><text:span text:style-name="T24">;</text:span><text:span text:style-name="T24"><text:line-break/></text:span><text:span text:style-name="T24"> <text:s/>else if </text:span><text:span text:style-name="T26">(tmp &gt; a + b)</text:span><text:span text:style-name="T26"><text:line-break/></text:span><text:span text:style-name="T26"> <text:s text:c="3"/></text:span><text:span text:style-name="T24">return </text:span><text:span text:style-name="T27">0</text:span><text:span text:style-name="T24">;</text:span><text:span text:style-name="T24"><text:line-break/></text:span><text:span text:style-name="T24"> <text:s/>return </text:span><text:span text:style-name="T26">isFibonacci_(second</text:span><text:span text:style-name="T24">, </text:span><text:span text:style-name="T26">tmp</text:span><text:span text:style-name="T24">, </text:span><text:span text:style-name="T26">a</text:span><text:span text:style-name="T24">, </text:span><text:span text:style-name="T26">b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isFibonacci</text:span><text:span text:style-name="T26">(</text:span><text:span text:style-name="T24">long long </text:span><text:span text:style-name="T26">a</text:span><text:span text:style-name="T24">, long long </text:span><text:span text:style-name="T26">b) {</text:span><text:span text:style-name="T26"><text:line-break/></text:span><text:span text:style-name="T26"> <text:s/></text:span><text:span text:style-name="T24">return </text:span><text:span text:style-name="T26">isFibonacci_(</text:span><text:span text:style-name="T27">1</text:span><text:span text:style-name="T24">, </text:span><text:span text:style-name="T27">1</text:span><text:span text:style-name="T24">, </text:span><text:span text:style-name="T26">a</text:span><text:span text:style-name="T24">, </text:span><text:span text:style-name="T26">b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</text:span><text:span text:style-name="T24">long long </text:span><text:span text:style-name="T26">a</text:span><text:span text:style-name="T24">, </text:span><text:span text:style-name="T26">b</text:span><text:span text:style-name="T24">;</text:span><text:span text:style-name="T24"><text:line-break/></text:span><text:span text:style-name="T24"> <text:s/></text:span><text:span text:style-name="T26">scanf(</text:span><text:span text:style-name="T23">"%lld %lld"</text:span><text:span text:style-name="T24">, </text:span><text:span text:style-name="T26">&amp;a</text:span><text:span text:style-name="T24">, </text:span><text:span text:style-name="T26">&amp;b)</text:span><text:span text:style-name="T24">;</text:span><text:span text:style-name="T24"><text:line-break/></text:span><text:span text:style-name="T24"><text:line-break/></text:span><text:span text:style-name="T24"> <text:s/>if </text:span><text:span text:style-name="T26">(a &gt; b)</text:span><text:span text:style-name="T26"><text:line-break/></text:span><text:span text:style-name="T26"> <text:s text:c="3"/>swap(&amp;a</text:span><text:span text:style-name="T24">, </text:span><text:span text:style-name="T26">&amp;b)</text:span><text:span text:style-name="T24">;</text:span><text:span text:style-name="T24"><text:line-break/></text:span><text:span text:style-name="T24"><text:line-break/></text:span><text:span text:style-name="T24"> <text:s/>if </text:span><text:span text:style-name="T26">(isFibonacci(a</text:span><text:span text:style-name="T24">, </text:span><text:span text:style-name="T26">b))</text:span><text:span text:style-name="T26"><text:line-break/></text:span><text:span text:style-name="T26"> <text:s text:c="3"/>printf(</text:span><text:span text:style-name="T23">"YES"</text:span><text:span text:style-name="T26">)</text:span><text:span text:style-name="T24">;</text:span><text:span text:style-name="T24"><text:line-break/></text:span><text:span text:style-name="T24"> <text:s/>else</text:span><text:span text:style-name="T24"><text:line-break/></text:span><text:span text:style-name="T24"> <text:s text:c="3"/></text:span><text:span text:style-name="T26">printf(</text:span><text:span text:style-name="T23">"NO"</text:span><text:span text:style-name="T26">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/>
      <text:p text:style-name="P32"/>
      <text:p text:style-name="P32"/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><text:soft-page-break/><text:span text:style-name="T17">Задача №</text:span><text:span text:style-name="T15">8.</text:span><text:span text:style-name="T16"> Вывести в обратном порядке символы данного текста, вводимого с клавиатуры, которые не являются цифрами. Текст заканчивается символом перехода на новую строку ∖n. </text:span></text:p>
      <text:p text:style-name="P33">Код программы:</text:p>
      <text:p text:style-name="P33"><draw:custom-shape text:anchor-type="paragraph" draw:z-index="8" draw:name="Врезка 9" draw:style-name="gr8" draw:text-style-name="P47" svg:width="16.925cm" svg:height="7.346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reverseText</text:span><text:span text:style-name="T26">() {</text:span><text:span text:style-name="T26"><text:line-break/></text:span><text:span text:style-name="T26"> <text:s/></text:span><text:span text:style-name="T24">char </text:span><text:span text:style-name="T26">n = (</text:span><text:span text:style-name="T24">char</text:span><text:span text:style-name="T26">)getchar()</text:span><text:span text:style-name="T24">;</text:span><text:span text:style-name="T24"><text:line-break/></text:span><text:span text:style-name="T24"> <text:s/>if </text:span><text:span text:style-name="T26">(n == </text:span><text:span text:style-name="T23">'</text:span><text:span text:style-name="T24">\n</text:span><text:span text:style-name="T23">'</text:span><text:span text:style-name="T26">)</text:span><text:span text:style-name="T26"><text:line-break/></text:span><text:span text:style-name="T26"> <text:s text:c="3"/></text:span><text:span text:style-name="T24">return;</text:span><text:span text:style-name="T24"><text:line-break/></text:span><text:span text:style-name="T24"> <text:s/>else if </text:span><text:span text:style-name="T26">(n &gt;= </text:span><text:span text:style-name="T23">'0' </text:span><text:span text:style-name="T26">&amp;&amp; n &lt;= </text:span><text:span text:style-name="T23">'9'</text:span><text:span text:style-name="T26">) {</text:span><text:span text:style-name="T26"><text:line-break/></text:span><text:span text:style-name="T26"> <text:s text:c="3"/>reverseText()</text:span><text:span text:style-name="T24">;</text:span><text:span text:style-name="T24"><text:line-break/></text:span><text:span text:style-name="T24"> <text:s text:c="3"/>return;</text:span><text:span text:style-name="T24"><text:line-break/></text:span><text:span text:style-name="T24"> <text:s/></text:span><text:span text:style-name="T26">}</text:span><text:span text:style-name="T26"><text:line-break/></text:span><text:span text:style-name="T26"> <text:s/>reverseText()</text:span><text:span text:style-name="T24">;</text:span><text:span text:style-name="T24"><text:line-break/></text:span><text:span text:style-name="T24"> <text:s/></text:span><text:span text:style-name="T26">printf(</text:span><text:span text:style-name="T23">"%c"</text:span><text:span text:style-name="T24">, </text:span><text:span text:style-name="T26">n)</text:span><text:span text:style-name="T24">;</text:span><text:span text:style-name="T24"><text:line-break/></text:span><text:span text:style-name="T26">}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reverseText(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9"><text:span text:style-name="T17">Задача №</text:span><text:span text:style-name="T15">9.</text:span><text:span text:style-name="T16"> Дан </text:span><text:span text:style-name="T11">n</text:span><text:span text:style-name="T16">-й член арифметической прогрессии, ее разность и значение </text:span><text:span text:style-name="T11">n</text:span><text:span text:style-name="T16">. Вычислить первый член прогрессии. </text:span></text:p>
      <text:p text:style-name="P34">Код программы:</text:p>
      <text:p text:style-name="P34"><draw:custom-shape text:anchor-type="paragraph" draw:z-index="9" draw:name="Врезка 10" draw:style-name="gr7" draw:text-style-name="P47" svg:width="16.925cm" svg:height="6.811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int </text:span><text:span text:style-name="T25">firstElementArithmeticSequence</text:span><text:span text:style-name="T26">(</text:span><text:span text:style-name="T24">int </text:span><text:span text:style-name="T26">n</text:span><text:span text:style-name="T24">, int const </text:span><text:span text:style-name="T26">d</text:span><text:span text:style-name="T24">, int </text:span><text:span text:style-name="T26">an) {</text:span><text:span text:style-name="T26"><text:line-break/></text:span><text:span text:style-name="T26"> <text:s/>n--</text:span><text:span text:style-name="T24">;</text:span><text:span text:style-name="T24"><text:line-break/></text:span><text:span text:style-name="T24"> <text:s/>if </text:span><text:span text:style-name="T26">(n == </text:span><text:span text:style-name="T27">0</text:span><text:span text:style-name="T26">)</text:span><text:span text:style-name="T26"><text:line-break/></text:span><text:span text:style-name="T26"> <text:s text:c="3"/></text:span><text:span text:style-name="T24">return </text:span><text:span text:style-name="T26">an</text:span><text:span text:style-name="T24">;</text:span><text:span text:style-name="T24"><text:line-break/></text:span><text:span text:style-name="T24"> <text:s/></text:span><text:span text:style-name="T26">firstElementArithmeticSequence(n</text:span><text:span text:style-name="T24">, </text:span><text:span text:style-name="T26">d</text:span><text:span text:style-name="T24">, </text:span><text:span text:style-name="T26">an - d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</text:span><text:span text:style-name="T24">int </text:span><text:span text:style-name="T26">n</text:span><text:span text:style-name="T24">, </text:span><text:span text:style-name="T26">d</text:span><text:span text:style-name="T24">, </text:span><text:span text:style-name="T26">an</text:span><text:span text:style-name="T24">;</text:span><text:span text:style-name="T24"><text:line-break/></text:span><text:span text:style-name="T24"> <text:s/></text:span><text:span text:style-name="T26">scanf(</text:span><text:span text:style-name="T23">"%d %d %d"</text:span><text:span text:style-name="T24">, </text:span><text:span text:style-name="T26">&amp;n</text:span><text:span text:style-name="T24">, </text:span><text:span text:style-name="T26">&amp;d</text:span><text:span text:style-name="T24">, </text:span><text:span text:style-name="T26">&amp;an)</text:span><text:span text:style-name="T24">;</text:span><text:span text:style-name="T24"><text:line-break/></text:span><text:span text:style-name="T24"><text:line-break/></text:span><text:span text:style-name="T24"> <text:s/></text:span><text:span text:style-name="T26">printf(</text:span><text:span text:style-name="T23">"%d"</text:span><text:span text:style-name="T24">, </text:span><text:span text:style-name="T26">firstElementArithmeticSequence(n</text:span><text:span text:style-name="T24">, </text:span><text:span text:style-name="T26">d</text:span><text:span text:style-name="T24">, </text:span><text:span text:style-name="T26">an)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"><text:span text:style-name="T17">Задача №</text:span><text:span text:style-name="T15">10.</text:span><text:span text:style-name="T16"> * С клавиатуры вводятся положительные вещественные числа 𝑎1, 𝑎2, . . . , 𝑎𝑛. Признак конца ввода – отрицательное число. </text:span></text:p>
      <text:p text:style-name="P35">Код программы:</text:p>
      <text:p text:style-name="P35"><draw:custom-shape text:anchor-type="paragraph" draw:z-index="10" draw:name="Врезка 11" draw:style-name="gr6" draw:text-style-name="P47" svg:width="16.925cm" svg:height="6.46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floatAverage_</text:span><text:span text:style-name="T26">(</text:span><text:span text:style-name="T24">double </text:span><text:span text:style-name="T26">last) {</text:span><text:span text:style-name="T26"><text:line-break/></text:span><text:span text:style-name="T26"> <text:s/></text:span><text:span text:style-name="T24">double </text:span><text:span text:style-name="T26">a</text:span><text:span text:style-name="T24">;</text:span><text:span text:style-name="T24"><text:line-break/></text:span><text:span text:style-name="T24"> <text:s/></text:span><text:span text:style-name="T26">scanf(</text:span><text:span text:style-name="T23">"%lf"</text:span><text:span text:style-name="T24">, </text:span><text:span text:style-name="T26">&amp;a)</text:span><text:span text:style-name="T24">;</text:span><text:span text:style-name="T24"><text:line-break/></text:span><text:span text:style-name="T24"> <text:s/>if </text:span><text:span text:style-name="T26">(a &lt; </text:span><text:span text:style-name="T27">0</text:span><text:span text:style-name="T26">)</text:span><text:span text:style-name="T26"><text:line-break/></text:span><text:span text:style-name="T26"> <text:s text:c="3"/></text:span><text:span text:style-name="T24">return;</text:span><text:span text:style-name="T24"><text:line-break/></text:span><text:span text:style-name="T24"> <text:s/></text:span><text:span text:style-name="T26">floatAverage_(a)</text:span><text:span text:style-name="T24">;</text:span><text:span text:style-name="T24"><text:line-break/></text:span><text:span text:style-name="T24"> <text:s/></text:span><text:span text:style-name="T26">printf(</text:span><text:span text:style-name="T23">"%lf "</text:span><text:span text:style-name="T24">, </text:span><text:span text:style-name="T26">(last + a) / </text:span><text:span text:style-name="T27">2</text:span><text:span text:style-name="T26">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void </text:span><text:span text:style-name="T25">floatAverage</text:span><text:span text:style-name="T26">() {</text:span><text:span text:style-name="T26"><text:line-break/></text:span><text:span text:style-name="T26"> <text:s/></text:span><text:span text:style-name="T24">double </text:span><text:span text:style-name="T26">a</text:span><text:span text:style-name="T24">;</text:span><text:span text:style-name="T24"><text:line-break/></text:span><text:span text:style-name="T24"> <text:s/></text:span><text:span text:style-name="T26">scanf(</text:span><text:span text:style-name="T23">"%lf"</text:span><text:span text:style-name="T24">, </text:span><text:span text:style-name="T26">&amp;a)</text:span><text:span text:style-name="T24">;</text:span><text:span text:style-name="T24"><text:line-break/></text:span><text:span text:style-name="T24"> <text:s/></text:span><text:span text:style-name="T26">floatAverage_(a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custom-shape text:anchor-type="paragraph" draw:z-index="11" draw:name="Врезка 12" draw:style-name="gr5" draw:text-style-name="P47" svg:width="16.925cm" svg:height="2.056cm" svg:x="-0.053cm" svg:y="0.002cm"><text:p text:style-name="P46"><text:span text:style-name="T24">int </text:span><text:span text:style-name="T25">main</text:span><text:span text:style-name="T26">() { </text:span><text:span text:style-name="T26"><text:line-break/></text:span><text:span text:style-name="T26"> <text:s/>floatAverage()</text:span><text:span text:style-name="T24">; </text:span><text:span text:style-name="T24"><text:line-break/></text:span><text:span text:style-name="T24"> </text:span><text:span text:style-name="T24"><text:line-break/></text:span><text:span text:style-name="T24"> <text:s/>return </text:span><text:span text:style-name="T27">0</text:span><text:span text:style-name="T24">; 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5"/>
      <text:p text:style-name="P33"/>
      <text:p text:style-name="P33"/>
      <text:p text:style-name="P33"/>
      <text:p text:style-name="P33"/>
      <text:p text:style-name="P21"><text:span text:style-name="T17">Задача №</text:span><text:span text:style-name="T19">11. </text:span><text:span text:style-name="T16">Реализовать функцию </text:span><text:span text:style-name="T12">any</text:span><text:span text:style-name="T9">.</text:span></text:p>
      <text:p text:style-name="P36">Код программы:</text:p>
      <text:p text:style-name="P36"><draw:custom-shape text:anchor-type="paragraph" draw:z-index="12" draw:name="Врезка 13" draw:style-name="gr4" draw:text-style-name="P47" svg:width="16.925cm" svg:height="2.042cm" svg:x="-0.053cm" svg:y="0.002cm"><text:p text:style-name="P46"><text:span text:style-name="T24">int </text:span><text:span text:style-name="T25">any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const </text:span><text:span text:style-name="T26">n</text:span><text:span text:style-name="T24">, int </text:span><text:span text:style-name="T26">(*f)(</text:span><text:span text:style-name="T24">int</text:span><text:span text:style-name="T26">)) {</text:span><text:span text:style-name="T26"><text:line-break/></text:span><text:span text:style-name="T26"> <text:s/></text:span><text:span text:style-name="T24">if </text:span><text:span text:style-name="T26">(n &amp;&amp; f(a[n - </text:span><text:span text:style-name="T27">1</text:span><text:span text:style-name="T26">]))</text:span><text:span text:style-name="T26"><text:line-break/></text:span><text:span text:style-name="T26"> <text:s text:c="3"/></text:span><text:span text:style-name="T24">return </text:span><text:span text:style-name="T26">any(a</text:span><text:span text:style-name="T24">, </text:span><text:span text:style-name="T26">n - </text:span><text:span text:style-name="T27">1</text:span><text:span text:style-name="T24">, </text:span><text:span text:style-name="T26">*f)</text:span><text:span text:style-name="T24">;</text:span><text:span text:style-name="T24"><text:line-break/></text:span><text:span text:style-name="T24"> <text:s/>return </text:span><text:span text:style-name="T26">n != </text:span><text:span text:style-name="T27">0</text:span><text:span text:style-name="T24">;</text:span><text:span text:style-name="T24"><text:line-break/></text:span><text:span text:style-name="T26">}</text:span></text:p><text:p text:style-name="P46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22"><text:span text:style-name="T17">Задача №</text:span><text:span text:style-name="T19">1</text:span><text:span text:style-name="T20">2</text:span><text:span text:style-name="T19">. </text:span><text:span text:style-name="T16">Реализовать функцию </text:span><text:span text:style-name="T12">a</text:span><text:span text:style-name="T13">ll</text:span><text:span text:style-name="T9">.</text:span></text:p>
      <text:p text:style-name="P37">Код программы:</text:p>
      <text:p text:style-name="P37"><draw:custom-shape text:anchor-type="paragraph" draw:z-index="13" draw:name="Врезка 14" draw:style-name="gr3" draw:text-style-name="P47" svg:width="16.925cm" svg:height="1.997cm" svg:x="-0.053cm" svg:y="0.002cm"><text:p text:style-name="P46"><text:span text:style-name="T24">int </text:span><text:span text:style-name="T25">all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const </text:span><text:span text:style-name="T26">n</text:span><text:span text:style-name="T24">, int </text:span><text:span text:style-name="T26">(*f)(</text:span><text:span text:style-name="T24">int</text:span><text:span text:style-name="T26">)) {</text:span><text:span text:style-name="T26"><text:line-break/></text:span><text:span text:style-name="T26"> <text:s/></text:span><text:span text:style-name="T24">if </text:span><text:span text:style-name="T26">(n &amp;&amp; f(a[n - </text:span><text:span text:style-name="T27">1</text:span><text:span text:style-name="T26">]))</text:span><text:span text:style-name="T26"><text:line-break/></text:span><text:span text:style-name="T26"> <text:s text:c="3"/></text:span><text:span text:style-name="T24">return </text:span><text:span text:style-name="T26">all(a</text:span><text:span text:style-name="T24">, </text:span><text:span text:style-name="T26">n - </text:span><text:span text:style-name="T27">1</text:span><text:span text:style-name="T24">, </text:span><text:span text:style-name="T26">*f)</text:span><text:span text:style-name="T24">;</text:span><text:span text:style-name="T24"><text:line-break/></text:span><text:span text:style-name="T24"> <text:s/>return </text:span><text:span text:style-name="T26">n == </text:span><text:span text:style-name="T27">0</text:span><text:span text:style-name="T24">;</text:span><text:span text:style-name="T24"><text:line-break/></text:span><text:span text:style-name="T26">}</text:span></text:p><text:p text:style-name="P46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23"><text:span text:style-name="T17">Задача №</text:span><text:span text:style-name="T19">1</text:span><text:span text:style-name="T21">3</text:span><text:span text:style-name="T19">. </text:span><text:span text:style-name="T9">Реализовать алгоритм бинарного поиска. </text:span></text:p>
      <text:p text:style-name="P38">Код программы:</text:p>
      <text:p text:style-name="P38"><draw:custom-shape text:anchor-type="paragraph" draw:z-index="14" draw:name="Врезка 15" draw:style-name="gr2" draw:text-style-name="P47" svg:width="16.925cm" svg:height="14.902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inputArray</text:span><text:span text:style-name="T26">(</text:span><text:span text:style-name="T24">int </text:span><text:span text:style-name="T26">*</text:span><text:span text:style-name="T24">const </text:span><text:span text:style-name="T26">a</text:span><text:span text:style-name="T24">, int const </text:span><text:span text:style-name="T26">size) {</text:span><text:span text:style-name="T26"><text:line-break/></text:span><text:span text:style-name="T26"> <text:s/></text:span><text:span text:style-name="T24">for </text:span><text:span text:style-name="T26">(</text:span><text:span text:style-name="T24">int </text:span><text:span text:style-name="T26">i = </text:span><text:span text:style-name="T27">0</text:span><text:span text:style-name="T24">; </text:span><text:span text:style-name="T26">i &lt; size</text:span><text:span text:style-name="T24">; </text:span><text:span text:style-name="T26">i++)</text:span><text:span text:style-name="T26"><text:line-break/></text:span><text:span text:style-name="T26"> <text:s text:c="3"/>scanf(</text:span><text:span text:style-name="T23">"%d"</text:span><text:span text:style-name="T24">, </text:span><text:span text:style-name="T26">&amp;a[i]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binSearch_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const </text:span><text:span text:style-name="T26">x</text:span><text:span text:style-name="T24">, int </text:span><text:span text:style-name="T26">left</text:span><text:span text:style-name="T24">, int </text:span><text:span text:style-name="T26">right) {</text:span><text:span text:style-name="T26"><text:line-break/></text:span><text:span text:style-name="T26"> <text:s/></text:span><text:span text:style-name="T24">if </text:span><text:span text:style-name="T26">(left + </text:span><text:span text:style-name="T27">1 </text:span><text:span text:style-name="T26">&gt;= right)</text:span><text:span text:style-name="T26"><text:line-break/></text:span><text:span text:style-name="T26"> <text:s text:c="3"/></text:span><text:span text:style-name="T24">return </text:span><text:span text:style-name="T26">left</text:span><text:span text:style-name="T24">;</text:span><text:span text:style-name="T24"><text:line-break/></text:span><text:span text:style-name="T24"> <text:s/>int </text:span><text:span text:style-name="T26">middle = left + (right - left) / </text:span><text:span text:style-name="T27">2</text:span><text:span text:style-name="T24">;</text:span><text:span text:style-name="T24"><text:line-break/></text:span><text:span text:style-name="T24"> <text:s/>if </text:span><text:span text:style-name="T26">(a[middle] &gt; x)</text:span><text:span text:style-name="T26"><text:line-break/></text:span><text:span text:style-name="T26"> <text:s text:c="3"/>right = middle</text:span><text:span text:style-name="T24">;</text:span><text:span text:style-name="T24"><text:line-break/></text:span><text:span text:style-name="T24"> <text:s/>else</text:span><text:span text:style-name="T24"><text:line-break/></text:span><text:span text:style-name="T24"> <text:s text:c="3"/></text:span><text:span text:style-name="T26">left = middle</text:span><text:span text:style-name="T24">;</text:span><text:span text:style-name="T24"><text:line-break/></text:span><text:span text:style-name="T24"> <text:s/>return </text:span><text:span text:style-name="T26">binSearch_(a</text:span><text:span text:style-name="T24">, </text:span><text:span text:style-name="T26">x</text:span><text:span text:style-name="T24">, </text:span><text:span text:style-name="T26">left</text:span><text:span text:style-name="T24">, </text:span><text:span text:style-name="T26">right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binSearch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</text:span><text:span text:style-name="T26">n</text:span><text:span text:style-name="T24">, int const </text:span><text:span text:style-name="T26">x) {</text:span><text:span text:style-name="T26"><text:line-break/></text:span><text:span text:style-name="T26"> <text:s/></text:span><text:span text:style-name="T24">return </text:span><text:span text:style-name="T26">binSearch_(a</text:span><text:span text:style-name="T24">, </text:span><text:span text:style-name="T26">x</text:span><text:span text:style-name="T24">, </text:span><text:span text:style-name="T26">-</text:span><text:span text:style-name="T27">1</text:span><text:span text:style-name="T24">, </text:span><text:span text:style-name="T26">n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int </text:span><text:span text:style-name="T25">main</text:span><text:span text:style-name="T26">() {</text:span><text:span text:style-name="T26"><text:line-break/></text:span><text:span text:style-name="T26"> <text:s/></text:span><text:span text:style-name="T24">int </text:span><text:span text:style-name="T26">n</text:span><text:span text:style-name="T24">, </text:span><text:span text:style-name="T26">x</text:span><text:span text:style-name="T24">;</text:span><text:span text:style-name="T24"><text:line-break/></text:span><text:span text:style-name="T24"> <text:s/></text:span><text:span text:style-name="T26">scanf(</text:span><text:span text:style-name="T23">"%d %d"</text:span><text:span text:style-name="T24">, </text:span><text:span text:style-name="T26">&amp;n</text:span><text:span text:style-name="T24">, </text:span><text:span text:style-name="T26">&amp;x)</text:span><text:span text:style-name="T24">;</text:span><text:span text:style-name="T24"><text:line-break/></text:span><text:span text:style-name="T24"> <text:s/>int </text:span><text:span text:style-name="T26">a[n]</text:span><text:span text:style-name="T24">;</text:span><text:span text:style-name="T24"><text:line-break/></text:span><text:span text:style-name="T24"> <text:s/></text:span><text:span text:style-name="T26">inputArray(a</text:span><text:span text:style-name="T24">, </text:span><text:span text:style-name="T26">n)</text:span><text:span text:style-name="T24">;</text:span><text:span text:style-name="T24"><text:line-break/></text:span><text:span text:style-name="T24"><text:line-break/></text:span><text:span text:style-name="T24"> <text:s/>int </text:span><text:span text:style-name="T26">index = binSearch(a</text:span><text:span text:style-name="T24">, </text:span><text:span text:style-name="T26">n</text:span><text:span text:style-name="T24">, </text:span><text:span text:style-name="T26">x)</text:span><text:span text:style-name="T24">;</text:span><text:span text:style-name="T24"><text:line-break/></text:span><text:span text:style-name="T24"> <text:s/></text:span><text:span text:style-name="T26">printf(</text:span><text:span text:style-name="T23">"%d"</text:span><text:span text:style-name="T24">, </text:span><text:span text:style-name="T26">index)</text:span><text:span text:style-name="T24">;</text:span><text:span text:style-name="T24"><text:line-break/></text:span><text:span text:style-name="T24"> <text:s/>if </text:span><text:span text:style-name="T26">(index == -</text:span><text:span text:style-name="T27">1 </text:span><text:span text:style-name="T26">|| index == n || a[index] != x)</text:span><text:span text:style-name="T26"><text:line-break/></text:span><text:span text:style-name="T26"> <text:s text:c="3"/>printf(</text:span><text:span text:style-name="T23">"x does not belong to set a"</text:span><text:span text:style-name="T26">)</text:span><text:span text:style-name="T24">;</text:span><text:span text:style-name="T24"><text:line-break/></text:span><text:span text:style-name="T24"> <text:s/>else</text:span><text:span text:style-name="T24"><text:line-break/></text:span><text:span text:style-name="T24"> <text:s text:c="3"/></text:span><text:span text:style-name="T26">printf(</text:span><text:span text:style-name="T23">"The x value is the %dth element in array a"</text:span><text:span text:style-name="T24">, </text:span><text:span text:style-name="T26">index)</text:span><text:span text:style-name="T24">;</text:span><text:span text:style-name="T24"><text:line-break/></text:span><text:span text:style-name="T24"><text:line-break/></text:span><text:span text:style-name="T24"> <text:s/>return </text:span><text:span text:style-name="T27">0</text:span><text:span text:style-name="T24">;</text:span><text:span text:style-name="T24"><text:line-break/></text:span><text:span text:style-name="T26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7"/>
      <text:p text:style-name="P3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/>
      <text:p text:style-name="P24"><text:soft-page-break/><text:span text:style-name="T17">Задача №</text:span><text:span text:style-name="T14">14.</text:span><text:span text:style-name="T9"> Реализовать сортировку выбором.</text:span></text:p>
      <text:p text:style-name="P39">Код программы:</text:p>
      <text:p text:style-name="P39"><draw:custom-shape text:anchor-type="paragraph" draw:z-index="15" draw:name="Врезка 16" draw:style-name="gr1" draw:text-style-name="P47" svg:width="16.925cm" svg:height="19.367cm" svg:x="-0.053cm" svg:y="0.002cm"><text:p text:style-name="P46"><text:span text:style-name="T22">#include </text:span><text:span text:style-name="T23">&lt;stdio.h&gt;</text:span><text:span text:style-name="T23"><text:line-break/></text:span><text:span text:style-name="T23"><text:line-break/></text:span><text:span text:style-name="T24">void </text:span><text:span text:style-name="T25">inputArray</text:span><text:span text:style-name="T26">(</text:span><text:span text:style-name="T24">int </text:span><text:span text:style-name="T26">*</text:span><text:span text:style-name="T24">const </text:span><text:span text:style-name="T26">a</text:span><text:span text:style-name="T24">, int const </text:span><text:span text:style-name="T26">size) {</text:span><text:span text:style-name="T26"><text:line-break/></text:span><text:span text:style-name="T26"> <text:s/></text:span><text:span text:style-name="T24">for </text:span><text:span text:style-name="T26">(</text:span><text:span text:style-name="T24">int </text:span><text:span text:style-name="T26">i = </text:span><text:span text:style-name="T27">0</text:span><text:span text:style-name="T24">; </text:span><text:span text:style-name="T26">i &lt; size</text:span><text:span text:style-name="T24">; </text:span><text:span text:style-name="T26">i++)</text:span><text:span text:style-name="T26"><text:line-break/></text:span><text:span text:style-name="T26"> <text:s text:c="3"/>scanf(</text:span><text:span text:style-name="T23">"%d"</text:span><text:span text:style-name="T24">, </text:span><text:span text:style-name="T26">&amp;a[i]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void </text:span><text:span text:style-name="T25">outputArray</text:span><text:span text:style-name="T26">(</text:span><text:span text:style-name="T24">int </text:span><text:span text:style-name="T26">*</text:span><text:span text:style-name="T24">const </text:span><text:span text:style-name="T26">a</text:span><text:span text:style-name="T24">, int const </text:span><text:span text:style-name="T26">size) {</text:span><text:span text:style-name="T26"><text:line-break/></text:span><text:span text:style-name="T26"> <text:s/></text:span><text:span text:style-name="T24">for </text:span><text:span text:style-name="T26">(</text:span><text:span text:style-name="T24">int </text:span><text:span text:style-name="T26">i = </text:span><text:span text:style-name="T27">0</text:span><text:span text:style-name="T24">; </text:span><text:span text:style-name="T26">i &lt; size</text:span><text:span text:style-name="T24">; </text:span><text:span text:style-name="T26">i++)</text:span><text:span text:style-name="T26"><text:line-break/></text:span><text:span text:style-name="T26"> <text:s text:c="3"/>printf(</text:span><text:span text:style-name="T23">"%d"</text:span><text:span text:style-name="T24">, </text:span><text:span text:style-name="T26">a[i])</text:span><text:span text:style-name="T24">;</text:span><text:span text:style-name="T24"><text:line-break/></text:span><text:span text:style-name="T26">}</text:span><text:span text:style-name="T26"><text:line-break/></text:span><text:span text:style-name="T26"><text:line-break/></text:span><text:span text:style-name="T24">void </text:span><text:span text:style-name="T25">swap</text:span><text:span text:style-name="T26">(</text:span><text:span text:style-name="T24">int </text:span><text:span text:style-name="T26">*a</text:span><text:span text:style-name="T24">, int </text:span><text:span text:style-name="T26">*b) {</text:span><text:span text:style-name="T26"><text:line-break/></text:span><text:span text:style-name="T26"> <text:s/></text:span><text:span text:style-name="T24">int </text:span><text:span text:style-name="T26">t = *a</text:span><text:span text:style-name="T24">;</text:span><text:span text:style-name="T24"><text:line-break/></text:span><text:span text:style-name="T24"> <text:s/></text:span><text:span text:style-name="T26">*a = *b</text:span><text:span text:style-name="T24">;</text:span><text:span text:style-name="T24"><text:line-break/></text:span><text:span text:style-name="T24"> <text:s/></text:span><text:span text:style-name="T26">*b = t</text:span><text:span text:style-name="T24">;</text:span><text:span text:style-name="T24"><text:line-break/></text:span><text:span text:style-name="T26">}</text:span><text:span text:style-name="T26"><text:line-break/></text:span><text:span text:style-name="T26"/></text:p><text:p text:style-name="P46"><text:span text:style-name="T24">int </text:span><text:span text:style-name="T25">min</text:span><text:span text:style-name="T26">(</text:span><text:span text:style-name="T24">int const </text:span><text:span text:style-name="T26">*</text:span><text:span text:style-name="T24">const </text:span><text:span text:style-name="T26">a</text:span><text:span text:style-name="T24">, int </text:span><text:span text:style-name="T26">n</text:span><text:span text:style-name="T24">, int </text:span><text:span text:style-name="T26">*maxIndex) { </text:span><text:span text:style-name="T26"><text:line-break/></text:span><text:span text:style-name="T26"> <text:s/>n--</text:span><text:span text:style-name="T24">; </text:span><text:span text:style-name="T24"><text:line-break/></text:span><text:span text:style-name="T24"> <text:s/>if </text:span><text:span text:style-name="T26">(n &lt; </text:span><text:span text:style-name="T27">0</text:span><text:span text:style-name="T26">) </text:span><text:span text:style-name="T26"><text:line-break/></text:span><text:span text:style-name="T26"> <text:s text:c="3"/></text:span><text:span text:style-name="T24">return </text:span><text:span text:style-name="T26">*maxIndex</text:span><text:span text:style-name="T24">; </text:span><text:span text:style-name="T24"><text:line-break/></text:span><text:span text:style-name="T24"> <text:s/>if </text:span><text:span text:style-name="T26">(a[n] &gt; a[*maxIndex]) </text:span><text:span text:style-name="T26"><text:line-break/></text:span><text:span text:style-name="T26"> <text:s text:c="3"/>*maxIndex = n</text:span><text:span text:style-name="T24">; </text:span><text:span text:style-name="T24"><text:line-break/></text:span><text:span text:style-name="T24"> <text:s/>return </text:span><text:span text:style-name="T26">min(a</text:span><text:span text:style-name="T24">, </text:span><text:span text:style-name="T26">n</text:span><text:span text:style-name="T24">, </text:span><text:span text:style-name="T26">maxIndex)</text:span><text:span text:style-name="T24">; </text:span><text:span text:style-name="T24"><text:line-break/></text:span><text:span text:style-name="T26">} </text:span><text:span text:style-name="T26"><text:line-break/></text:span><text:span text:style-name="T26"> </text:span><text:span text:style-name="T26"><text:line-break/></text:span><text:span text:style-name="T24">void </text:span><text:span text:style-name="T25">selectionSort</text:span><text:span text:style-name="T26">(</text:span><text:span text:style-name="T24">int </text:span><text:span text:style-name="T26">*</text:span><text:span text:style-name="T24">const </text:span><text:span text:style-name="T26">a</text:span><text:span text:style-name="T24">, int </text:span><text:span text:style-name="T26">n) { </text:span><text:span text:style-name="T26"><text:line-break/></text:span><text:span text:style-name="T26"> <text:s/>n--</text:span><text:span text:style-name="T24">; </text:span><text:span text:style-name="T24"><text:line-break/></text:span><text:span text:style-name="T24"> <text:s/>if </text:span><text:span text:style-name="T26">(n &lt; </text:span><text:span text:style-name="T27">0</text:span><text:span text:style-name="T26">) </text:span><text:span text:style-name="T26"><text:line-break/></text:span><text:span text:style-name="T26"> <text:s text:c="3"/></text:span><text:span text:style-name="T24">return; </text:span><text:span text:style-name="T24"><text:line-break/></text:span><text:span text:style-name="T24"> <text:s/>int </text:span><text:span text:style-name="T26">maxIndex = n</text:span><text:span text:style-name="T24">; </text:span><text:span text:style-name="T24"><text:line-break/></text:span><text:span text:style-name="T24"> <text:s/></text:span><text:span text:style-name="T26">swap(&amp;a[min(a</text:span><text:span text:style-name="T24">, </text:span><text:span text:style-name="T26">n</text:span><text:span text:style-name="T24">, </text:span><text:span text:style-name="T26">&amp;maxIndex)]</text:span><text:span text:style-name="T24">, </text:span><text:span text:style-name="T26">&amp;a[maxIndex])</text:span><text:span text:style-name="T24">; </text:span><text:span text:style-name="T24"><text:line-break/></text:span><text:span text:style-name="T24"> <text:s/></text:span><text:span text:style-name="T26">selectionSort(a</text:span><text:span text:style-name="T24">, </text:span><text:span text:style-name="T26">n)</text:span><text:span text:style-name="T24">; </text:span><text:span text:style-name="T24"><text:line-break/></text:span><text:span text:style-name="T26">} </text:span><text:span text:style-name="T26"><text:line-break/></text:span><text:span text:style-name="T26"> </text:span><text:span text:style-name="T26"><text:line-break/></text:span><text:span text:style-name="T24">int </text:span><text:span text:style-name="T25">main</text:span><text:span text:style-name="T26">() { </text:span><text:span text:style-name="T26"><text:line-break/></text:span><text:span text:style-name="T26"> <text:s/></text:span><text:span text:style-name="T24">int </text:span><text:span text:style-name="T26">n</text:span><text:span text:style-name="T24">; </text:span><text:span text:style-name="T24"><text:line-break/></text:span><text:span text:style-name="T24"> <text:s/></text:span><text:span text:style-name="T26">scanf(</text:span><text:span text:style-name="T23">"%d"</text:span><text:span text:style-name="T24">, </text:span><text:span text:style-name="T26">&amp;n)</text:span><text:span text:style-name="T24">; </text:span><text:span text:style-name="T24"><text:line-break/></text:span><text:span text:style-name="T24"> <text:s/>int </text:span><text:span text:style-name="T26">a[n]</text:span><text:span text:style-name="T24">; </text:span><text:span text:style-name="T24"><text:line-break/></text:span><text:span text:style-name="T24"> <text:s/></text:span><text:span text:style-name="T26">inputArray(a</text:span><text:span text:style-name="T24">, </text:span><text:span text:style-name="T26">n)</text:span><text:span text:style-name="T24">; </text:span><text:span text:style-name="T24"><text:line-break/></text:span><text:span text:style-name="T24"> </text:span><text:span text:style-name="T24"><text:line-break/></text:span><text:span text:style-name="T24"> <text:s/></text:span><text:span text:style-name="T26">selectionSort(a</text:span><text:span text:style-name="T24">, </text:span><text:span text:style-name="T26">n)</text:span><text:span text:style-name="T24">; </text:span><text:span text:style-name="T24"><text:line-break/></text:span><text:span text:style-name="T24"> </text:span><text:span text:style-name="T24"><text:line-break/></text:span><text:span text:style-name="T24"> <text:s/></text:span><text:span text:style-name="T26">outputArray(a</text:span><text:span text:style-name="T24">, </text:span><text:span text:style-name="T26">n)</text:span><text:span text:style-name="T24">; </text:span><text:span text:style-name="T24"><text:line-break/></text:span><text:span text:style-name="T24"> </text:span><text:span text:style-name="T24"><text:line-break/></text:span><text:span text:style-name="T24"> <text:s/>return </text:span><text:span text:style-name="T27">0</text:span><text:span text:style-name="T24">; </text:span><text:span text:style-name="T24"><text:line-break/></text:span><text:span text:style-name="T26">}</text:span><text:span text:style-name="T26"><text:line-break/></text:span><text:span text:style-name="T26"><text:line-break/></text:span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2-09T13:04:25.828000000</dc:date>
    <meta:editing-duration>P1DT5H10M29S</meta:editing-duration>
    <meta:editing-cycles>6</meta:editing-cycles>
    <meta:document-statistic meta:table-count="0" meta:image-count="0" meta:object-count="0" meta:page-count="8" meta:paragraph-count="52" meta:word-count="336" meta:character-count="2504" meta:non-whitespace-character-count="2202"/>
  </office:meta>
</office:document-meta>
</file>